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270238" calcext:value-type="float">
            <text:p>0.96270238</text:p>
          </table:table-cell>
          <table:table-cell office:value-type="float" office:value="0.00222003" calcext:value-type="float">
            <text:p>0.00222003</text:p>
          </table:table-cell>
          <table:table-cell office:value-type="float" office:value="0.00970946" calcext:value-type="float">
            <text:p>0.00970946</text:p>
          </table:table-cell>
          <table:table-cell office:value-type="float" office:value="0.02536814" calcext:value-type="float">
            <text:p>0.02536814</text:p>
          </table:table-cell>
          <table:table-cell office:value-type="float" office:value="0.0122484" calcext:value-type="float">
            <text:p>0.0122484</text:p>
          </table:table-cell>
          <table:table-cell office:value-type="float" office:value="0.94058863" calcext:value-type="float">
            <text:p>0.94058863</text:p>
          </table:table-cell>
          <table:table-cell office:value-type="float" office:value="0.00000000006539" calcext:value-type="float">
            <text:p>6.54E-11</text:p>
          </table:table-cell>
          <table:table-cell office:value-type="float" office:value="0.04716297" calcext:value-type="float">
            <text:p>0.04716297</text:p>
          </table:table-cell>
          <table:table-cell office:value-type="float" office:value="0.01494425" calcext:value-type="float">
            <text:p>0.01494425</text:p>
          </table:table-cell>
          <table:table-cell office:value-type="float" office:value="0.00002402" calcext:value-type="float">
            <text:p>2.402E-05</text:p>
          </table:table-cell>
          <table:table-cell office:value-type="float" office:value="0.89824847" calcext:value-type="float">
            <text:p>0.89824847</text:p>
          </table:table-cell>
          <table:table-cell office:value-type="float" office:value="0.08678326" calcext:value-type="float">
            <text:p>0.086783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027331" calcext:value-type="float">
            <text:p>0.96027331</text:p>
          </table:table-cell>
          <table:table-cell office:value-type="float" office:value="0.00229522" calcext:value-type="float">
            <text:p>0.00229522</text:p>
          </table:table-cell>
          <table:table-cell office:value-type="float" office:value="0.0105722" calcext:value-type="float">
            <text:p>0.0105722</text:p>
          </table:table-cell>
          <table:table-cell office:value-type="float" office:value="0.02685928" calcext:value-type="float">
            <text:p>0.02685928</text:p>
          </table:table-cell>
          <table:table-cell office:value-type="float" office:value="0.01180891" calcext:value-type="float">
            <text:p>0.01180891</text:p>
          </table:table-cell>
          <table:table-cell office:value-type="float" office:value="0.93992585" calcext:value-type="float">
            <text:p>0.93992585</text:p>
          </table:table-cell>
          <table:table-cell office:value-type="float" office:value="0.00000000006881" calcext:value-type="float">
            <text:p>6.88E-11</text:p>
          </table:table-cell>
          <table:table-cell office:value-type="float" office:value="0.04826525" calcext:value-type="float">
            <text:p>0.04826525</text:p>
          </table:table-cell>
          <table:table-cell office:value-type="float" office:value="0.01374029" calcext:value-type="float">
            <text:p>0.01374029</text:p>
          </table:table-cell>
          <table:table-cell office:value-type="float" office:value="0.00002289" calcext:value-type="float">
            <text:p>2.289E-05</text:p>
          </table:table-cell>
          <table:table-cell office:value-type="float" office:value="0.90154122" calcext:value-type="float">
            <text:p>0.90154122</text:p>
          </table:table-cell>
          <table:table-cell office:value-type="float" office:value="0.08469559" calcext:value-type="float">
            <text:p>0.084695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763609" calcext:value-type="float">
            <text:p>0.95763609</text:p>
          </table:table-cell>
          <table:table-cell office:value-type="float" office:value="0.00237157" calcext:value-type="float">
            <text:p>0.00237157</text:p>
          </table:table-cell>
          <table:table-cell office:value-type="float" office:value="0.01148832" calcext:value-type="float">
            <text:p>0.01148832</text:p>
          </table:table-cell>
          <table:table-cell office:value-type="float" office:value="0.02850403" calcext:value-type="float">
            <text:p>0.02850403</text:p>
          </table:table-cell>
          <table:table-cell office:value-type="float" office:value="0.01138716" calcext:value-type="float">
            <text:p>0.01138716</text:p>
          </table:table-cell>
          <table:table-cell office:value-type="float" office:value="0.93908532" calcext:value-type="float">
            <text:p>0.93908532</text:p>
          </table:table-cell>
          <table:table-cell office:value-type="float" office:value="0.00000000007231" calcext:value-type="float">
            <text:p>7.23E-11</text:p>
          </table:table-cell>
          <table:table-cell office:value-type="float" office:value="0.04952752" calcext:value-type="float">
            <text:p>0.04952752</text:p>
          </table:table-cell>
          <table:table-cell office:value-type="float" office:value="0.01264923" calcext:value-type="float">
            <text:p>0.01264923</text:p>
          </table:table-cell>
          <table:table-cell office:value-type="float" office:value="0.00002184" calcext:value-type="float">
            <text:p>2.184E-05</text:p>
          </table:table-cell>
          <table:table-cell office:value-type="float" office:value="0.90435622" calcext:value-type="float">
            <text:p>0.90435622</text:p>
          </table:table-cell>
          <table:table-cell office:value-type="float" office:value="0.08297271" calcext:value-type="float">
            <text:p>0.08297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477364" calcext:value-type="float">
            <text:p>0.95477364</text:p>
          </table:table-cell>
          <table:table-cell office:value-type="float" office:value="0.00244897" calcext:value-type="float">
            <text:p>0.00244897</text:p>
          </table:table-cell>
          <table:table-cell office:value-type="float" office:value="0.01245835" calcext:value-type="float">
            <text:p>0.01245835</text:p>
          </table:table-cell>
          <table:table-cell office:value-type="float" office:value="0.03031905" calcext:value-type="float">
            <text:p>0.03031905</text:p>
          </table:table-cell>
          <table:table-cell office:value-type="float" office:value="0.01098227" calcext:value-type="float">
            <text:p>0.01098227</text:p>
          </table:table-cell>
          <table:table-cell office:value-type="float" office:value="0.93805737" calcext:value-type="float">
            <text:p>0.93805737</text:p>
          </table:table-cell>
          <table:table-cell office:value-type="float" office:value="0.00000000007585" calcext:value-type="float">
            <text:p>7.59E-11</text:p>
          </table:table-cell>
          <table:table-cell office:value-type="float" office:value="0.05096037" calcext:value-type="float">
            <text:p>0.05096037</text:p>
          </table:table-cell>
          <table:table-cell office:value-type="float" office:value="0.0116599" calcext:value-type="float">
            <text:p>0.0116599</text:p>
          </table:table-cell>
          <table:table-cell office:value-type="float" office:value="0.00002085" calcext:value-type="float">
            <text:p>2.085E-05</text:p>
          </table:table-cell>
          <table:table-cell office:value-type="float" office:value="0.90672204" calcext:value-type="float">
            <text:p>0.90672204</text:p>
          </table:table-cell>
          <table:table-cell office:value-type="float" office:value="0.08159721" calcext:value-type="float">
            <text:p>0.081597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166719" calcext:value-type="float">
            <text:p>0.95166719</text:p>
          </table:table-cell>
          <table:table-cell office:value-type="float" office:value="0.00252731" calcext:value-type="float">
            <text:p>0.00252731</text:p>
          </table:table-cell>
          <table:table-cell office:value-type="float" office:value="0.01348241" calcext:value-type="float">
            <text:p>0.01348241</text:p>
          </table:table-cell>
          <table:table-cell office:value-type="float" office:value="0.03232309" calcext:value-type="float">
            <text:p>0.03232309</text:p>
          </table:table-cell>
          <table:table-cell office:value-type="float" office:value="0.01059336" calcext:value-type="float">
            <text:p>0.01059336</text:p>
          </table:table-cell>
          <table:table-cell office:value-type="float" office:value="0.93683071" calcext:value-type="float">
            <text:p>0.93683071</text:p>
          </table:table-cell>
          <table:table-cell office:value-type="float" office:value="0.00000000007944" calcext:value-type="float">
            <text:p>7.94E-11</text:p>
          </table:table-cell>
          <table:table-cell office:value-type="float" office:value="0.05257593" calcext:value-type="float">
            <text:p>0.05257593</text:p>
          </table:table-cell>
          <table:table-cell office:value-type="float" office:value="0.0107622" calcext:value-type="float">
            <text:p>0.0107622</text:p>
          </table:table-cell>
          <table:table-cell office:value-type="float" office:value="0.00001992" calcext:value-type="float">
            <text:p>1.992E-05</text:p>
          </table:table-cell>
          <table:table-cell office:value-type="float" office:value="0.9086626" calcext:value-type="float">
            <text:p>0.9086626</text:p>
          </table:table-cell>
          <table:table-cell office:value-type="float" office:value="0.08055528" calcext:value-type="float">
            <text:p>0.080555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829612" calcext:value-type="float">
            <text:p>0.94829612</text:p>
          </table:table-cell>
          <table:table-cell office:value-type="float" office:value="0.00260645" calcext:value-type="float">
            <text:p>0.00260645</text:p>
          </table:table-cell>
          <table:table-cell office:value-type="float" office:value="0.0145602" calcext:value-type="float">
            <text:p>0.0145602</text:p>
          </table:table-cell>
          <table:table-cell office:value-type="float" office:value="0.03453724" calcext:value-type="float">
            <text:p>0.03453724</text:p>
          </table:table-cell>
          <table:table-cell office:value-type="float" office:value="0.01021961" calcext:value-type="float">
            <text:p>0.01021961</text:p>
          </table:table-cell>
          <table:table-cell office:value-type="float" office:value="0.93539235" calcext:value-type="float">
            <text:p>0.93539235</text:p>
          </table:table-cell>
          <table:table-cell office:value-type="float" office:value="0.00000000008305" calcext:value-type="float">
            <text:p>8.31E-11</text:p>
          </table:table-cell>
          <table:table-cell office:value-type="float" office:value="0.05438803" calcext:value-type="float">
            <text:p>0.05438803</text:p>
          </table:table-cell>
          <table:table-cell office:value-type="float" office:value="0.00994702" calcext:value-type="float">
            <text:p>0.00994702</text:p>
          </table:table-cell>
          <table:table-cell office:value-type="float" office:value="0.00001906" calcext:value-type="float">
            <text:p>1.906E-05</text:p>
          </table:table-cell>
          <table:table-cell office:value-type="float" office:value="0.91019733" calcext:value-type="float">
            <text:p>0.91019733</text:p>
          </table:table-cell>
          <table:table-cell office:value-type="float" office:value="0.07983659" calcext:value-type="float">
            <text:p>0.079836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463767" calcext:value-type="float">
            <text:p>0.94463767</text:p>
          </table:table-cell>
          <table:table-cell office:value-type="float" office:value="0.00268624" calcext:value-type="float">
            <text:p>0.00268624</text:p>
          </table:table-cell>
          <table:table-cell office:value-type="float" office:value="0.01569089" calcext:value-type="float">
            <text:p>0.01569089</text:p>
          </table:table-cell>
          <table:table-cell office:value-type="float" office:value="0.0369852" calcext:value-type="float">
            <text:p>0.0369852</text:p>
          </table:table-cell>
          <table:table-cell office:value-type="float" office:value="0.00986022" calcext:value-type="float">
            <text:p>0.00986022</text:p>
          </table:table-cell>
          <table:table-cell office:value-type="float" office:value="0.9337274" calcext:value-type="float">
            <text:p>0.9337274</text:p>
          </table:table-cell>
          <table:table-cell office:value-type="float" office:value="0.00000000008669" calcext:value-type="float">
            <text:p>8.67E-11</text:p>
          </table:table-cell>
          <table:table-cell office:value-type="float" office:value="0.05641238" calcext:value-type="float">
            <text:p>0.05641238</text:p>
          </table:table-cell>
          <table:table-cell office:value-type="float" office:value="0.00920618" calcext:value-type="float">
            <text:p>0.00920618</text:p>
          </table:table-cell>
          <table:table-cell office:value-type="float" office:value="0.00001825" calcext:value-type="float">
            <text:p>1.825E-05</text:p>
          </table:table-cell>
          <table:table-cell office:value-type="float" office:value="0.9113414" calcext:value-type="float">
            <text:p>0.9113414</text:p>
          </table:table-cell>
          <table:table-cell office:value-type="float" office:value="0.07943417" calcext:value-type="float">
            <text:p>0.079434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4066673" calcext:value-type="float">
            <text:p>0.94066673</text:p>
          </table:table-cell>
          <table:table-cell office:value-type="float" office:value="0.00276651" calcext:value-type="float">
            <text:p>0.00276651</text:p>
          </table:table-cell>
          <table:table-cell office:value-type="float" office:value="0.01687314" calcext:value-type="float">
            <text:p>0.01687314</text:p>
          </table:table-cell>
          <table:table-cell office:value-type="float" office:value="0.03969362" calcext:value-type="float">
            <text:p>0.03969362</text:p>
          </table:table-cell>
          <table:table-cell office:value-type="float" office:value="0.0095144" calcext:value-type="float">
            <text:p>0.0095144</text:p>
          </table:table-cell>
          <table:table-cell office:value-type="float" office:value="0.9318189" calcext:value-type="float">
            <text:p>0.9318189</text:p>
          </table:table-cell>
          <table:table-cell office:value-type="float" office:value="0.00000000009033" calcext:value-type="float">
            <text:p>9.03E-11</text:p>
          </table:table-cell>
          <table:table-cell office:value-type="float" office:value="0.0586667" calcext:value-type="float">
            <text:p>0.0586667</text:p>
          </table:table-cell>
          <table:table-cell office:value-type="float" office:value="0.0085323" calcext:value-type="float">
            <text:p>0.0085323</text:p>
          </table:table-cell>
          <table:table-cell office:value-type="float" office:value="0.00001749" calcext:value-type="float">
            <text:p>1.749E-05</text:p>
          </table:table-cell>
          <table:table-cell office:value-type="float" office:value="0.91210582" calcext:value-type="float">
            <text:p>0.91210582</text:p>
          </table:table-cell>
          <table:table-cell office:value-type="float" office:value="0.07934439" calcext:value-type="float">
            <text:p>0.079344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3635555" calcext:value-type="float">
            <text:p>0.93635555</text:p>
          </table:table-cell>
          <table:table-cell office:value-type="float" office:value="0.00284705" calcext:value-type="float">
            <text:p>0.00284705</text:p>
          </table:table-cell>
          <table:table-cell office:value-type="float" office:value="0.01810493" calcext:value-type="float">
            <text:p>0.01810493</text:p>
          </table:table-cell>
          <table:table-cell office:value-type="float" office:value="0.04269247" calcext:value-type="float">
            <text:p>0.04269247</text:p>
          </table:table-cell>
          <table:table-cell office:value-type="float" office:value="0.00918141" calcext:value-type="float">
            <text:p>0.00918141</text:p>
          </table:table-cell>
          <table:table-cell office:value-type="float" office:value="0.92964761" calcext:value-type="float">
            <text:p>0.92964761</text:p>
          </table:table-cell>
          <table:table-cell office:value-type="float" office:value="0.00000000009396" calcext:value-type="float">
            <text:p>9.40E-11</text:p>
          </table:table-cell>
          <table:table-cell office:value-type="float" office:value="0.06117097" calcext:value-type="float">
            <text:p>0.06117097</text:p>
          </table:table-cell>
          <table:table-cell office:value-type="float" office:value="0.00791875" calcext:value-type="float">
            <text:p>0.00791875</text:p>
          </table:table-cell>
          <table:table-cell office:value-type="float" office:value="0.00001678" calcext:value-type="float">
            <text:p>1.678E-05</text:p>
          </table:table-cell>
          <table:table-cell office:value-type="float" office:value="0.9124976" calcext:value-type="float">
            <text:p>0.9124976</text:p>
          </table:table-cell>
          <table:table-cell office:value-type="float" office:value="0.07956687" calcext:value-type="float">
            <text:p>0.079566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16734" calcext:value-type="float">
            <text:p>0.9316734</text:p>
          </table:table-cell>
          <table:table-cell office:value-type="float" office:value="0.00292765" calcext:value-type="float">
            <text:p>0.00292765</text:p>
          </table:table-cell>
          <table:table-cell office:value-type="float" office:value="0.01938358" calcext:value-type="float">
            <text:p>0.01938358</text:p>
          </table:table-cell>
          <table:table-cell office:value-type="float" office:value="0.04601537" calcext:value-type="float">
            <text:p>0.04601537</text:p>
          </table:table-cell>
          <table:table-cell office:value-type="float" office:value="0.00886054" calcext:value-type="float">
            <text:p>0.00886054</text:p>
          </table:table-cell>
          <table:table-cell office:value-type="float" office:value="0.92719182" calcext:value-type="float">
            <text:p>0.92719182</text:p>
          </table:table-cell>
          <table:table-cell office:value-type="float" office:value="0.00000000009757" calcext:value-type="float">
            <text:p>9.76E-11</text:p>
          </table:table-cell>
          <table:table-cell office:value-type="float" office:value="0.06394765" calcext:value-type="float">
            <text:p>0.06394765</text:p>
          </table:table-cell>
          <table:table-cell office:value-type="float" office:value="0.00735957" calcext:value-type="float">
            <text:p>0.00735957</text:p>
          </table:table-cell>
          <table:table-cell office:value-type="float" office:value="0.00001612" calcext:value-type="float">
            <text:p>1.612E-05</text:p>
          </table:table-cell>
          <table:table-cell office:value-type="float" office:value="0.91251976" calcext:value-type="float">
            <text:p>0.91251976</text:p>
          </table:table-cell>
          <table:table-cell office:value-type="float" office:value="0.08010454" calcext:value-type="float">
            <text:p>0.080104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658623" calcext:value-type="float">
            <text:p>0.92658623</text:p>
          </table:table-cell>
          <table:table-cell office:value-type="float" office:value="0.00300804" calcext:value-type="float">
            <text:p>0.00300804</text:p>
          </table:table-cell>
          <table:table-cell office:value-type="float" office:value="0.02070565" calcext:value-type="float">
            <text:p>0.02070565</text:p>
          </table:table-cell>
          <table:table-cell office:value-type="float" office:value="0.04970007" calcext:value-type="float">
            <text:p>0.04970007</text:p>
          </table:table-cell>
          <table:table-cell office:value-type="float" office:value="0.00855106" calcext:value-type="float">
            <text:p>0.00855106</text:p>
          </table:table-cell>
          <table:table-cell office:value-type="float" office:value="0.92442706" calcext:value-type="float">
            <text:p>0.92442706</text:p>
          </table:table-cell>
          <table:table-cell office:value-type="float" office:value="0.0000000001011" calcext:value-type="float">
            <text:p>1.01E-10</text:p>
          </table:table-cell>
          <table:table-cell office:value-type="float" office:value="0.06702188" calcext:value-type="float">
            <text:p>0.06702188</text:p>
          </table:table-cell>
          <table:table-cell office:value-type="float" office:value="0.00684942" calcext:value-type="float">
            <text:p>0.00684942</text:p>
          </table:table-cell>
          <table:table-cell office:value-type="float" office:value="0.0000155" calcext:value-type="float">
            <text:p>1.55E-05</text:p>
          </table:table-cell>
          <table:table-cell office:value-type="float" office:value="0.91217135" calcext:value-type="float">
            <text:p>0.91217135</text:p>
          </table:table-cell>
          <table:table-cell office:value-type="float" office:value="0.08096373" calcext:value-type="float">
            <text:p>0.080963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105632" calcext:value-type="float">
            <text:p>0.92105632</text:p>
          </table:table-cell>
          <table:table-cell office:value-type="float" office:value="0.00308794" calcext:value-type="float">
            <text:p>0.00308794</text:p>
          </table:table-cell>
          <table:table-cell office:value-type="float" office:value="0.02206686" calcext:value-type="float">
            <text:p>0.02206686</text:p>
          </table:table-cell>
          <table:table-cell office:value-type="float" office:value="0.05378888" calcext:value-type="float">
            <text:p>0.05378888</text:p>
          </table:table-cell>
          <table:table-cell office:value-type="float" office:value="0.00825231" calcext:value-type="float">
            <text:p>0.00825231</text:p>
          </table:table-cell>
          <table:table-cell office:value-type="float" office:value="0.92132587" calcext:value-type="float">
            <text:p>0.92132587</text:p>
          </table:table-cell>
          <table:table-cell office:value-type="float" office:value="0.0000000001046" calcext:value-type="float">
            <text:p>1.05E-10</text:p>
          </table:table-cell>
          <table:table-cell office:value-type="float" office:value="0.07042182" calcext:value-type="float">
            <text:p>0.07042182</text:p>
          </table:table-cell>
          <table:table-cell office:value-type="float" office:value="0.00638349" calcext:value-type="float">
            <text:p>0.00638349</text:p>
          </table:table-cell>
          <table:table-cell office:value-type="float" office:value="0.00001492" calcext:value-type="float">
            <text:p>1.492E-05</text:p>
          </table:table-cell>
          <table:table-cell office:value-type="float" office:value="0.91144741" calcext:value-type="float">
            <text:p>0.91144741</text:p>
          </table:table-cell>
          <table:table-cell office:value-type="float" office:value="0.08215419" calcext:value-type="float">
            <text:p>0.082154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504184" calcext:value-type="float">
            <text:p>0.91504184</text:p>
          </table:table-cell>
          <table:table-cell office:value-type="float" office:value="0.00316702" calcext:value-type="float">
            <text:p>0.00316702</text:p>
          </table:table-cell>
          <table:table-cell office:value-type="float" office:value="0.02346198" calcext:value-type="float">
            <text:p>0.02346198</text:p>
          </table:table-cell>
          <table:table-cell office:value-type="float" office:value="0.05832915" calcext:value-type="float">
            <text:p>0.05832915</text:p>
          </table:table-cell>
          <table:table-cell office:value-type="float" office:value="0.00796362" calcext:value-type="float">
            <text:p>0.00796362</text:p>
          </table:table-cell>
          <table:table-cell office:value-type="float" office:value="0.91785749" calcext:value-type="float">
            <text:p>0.91785749</text:p>
          </table:table-cell>
          <table:table-cell office:value-type="float" office:value="0.0000000001081" calcext:value-type="float">
            <text:p>1.08E-10</text:p>
          </table:table-cell>
          <table:table-cell office:value-type="float" office:value="0.07417889" calcext:value-type="float">
            <text:p>0.07417889</text:p>
          </table:table-cell>
          <table:table-cell office:value-type="float" office:value="0.00595744" calcext:value-type="float">
            <text:p>0.00595744</text:p>
          </table:table-cell>
          <table:table-cell office:value-type="float" office:value="0.00001437" calcext:value-type="float">
            <text:p>1.437E-05</text:p>
          </table:table-cell>
          <table:table-cell office:value-type="float" office:value="0.91033887" calcext:value-type="float">
            <text:p>0.91033887</text:p>
          </table:table-cell>
          <table:table-cell office:value-type="float" office:value="0.08368932" calcext:value-type="float">
            <text:p>0.083689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0849647" calcext:value-type="float">
            <text:p>0.90849647</text:p>
          </table:table-cell>
          <table:table-cell office:value-type="float" office:value="0.00324491" calcext:value-type="float">
            <text:p>0.00324491</text:p>
          </table:table-cell>
          <table:table-cell office:value-type="float" office:value="0.02488485" calcext:value-type="float">
            <text:p>0.02488485</text:p>
          </table:table-cell>
          <table:table-cell office:value-type="float" office:value="0.06337377" calcext:value-type="float">
            <text:p>0.06337377</text:p>
          </table:table-cell>
          <table:table-cell office:value-type="float" office:value="0.00768433" calcext:value-type="float">
            <text:p>0.00768433</text:p>
          </table:table-cell>
          <table:table-cell office:value-type="float" office:value="0.91398759" calcext:value-type="float">
            <text:p>0.91398759</text:p>
          </table:table-cell>
          <table:table-cell office:value-type="float" office:value="0.0000000001114" calcext:value-type="float">
            <text:p>1.11E-10</text:p>
          </table:table-cell>
          <table:table-cell office:value-type="float" office:value="0.07832808" calcext:value-type="float">
            <text:p>0.07832808</text:p>
          </table:table-cell>
          <table:table-cell office:value-type="float" office:value="0.0055674" calcext:value-type="float">
            <text:p>0.0055674</text:p>
          </table:table-cell>
          <table:table-cell office:value-type="float" office:value="0.00001386" calcext:value-type="float">
            <text:p>1.386E-05</text:p>
          </table:table-cell>
          <table:table-cell office:value-type="float" office:value="0.9088324" calcext:value-type="float">
            <text:p>0.9088324</text:p>
          </table:table-cell>
          <table:table-cell office:value-type="float" office:value="0.08558633" calcext:value-type="float">
            <text:p>0.085586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136897" calcext:value-type="float">
            <text:p>0.90136897</text:p>
          </table:table-cell>
          <table:table-cell office:value-type="float" office:value="0.00332119" calcext:value-type="float">
            <text:p>0.00332119</text:p>
          </table:table-cell>
          <table:table-cell office:value-type="float" office:value="0.02632817" calcext:value-type="float">
            <text:p>0.02632817</text:p>
          </table:table-cell>
          <table:table-cell office:value-type="float" office:value="0.06898167" calcext:value-type="float">
            <text:p>0.06898167</text:p>
          </table:table-cell>
          <table:table-cell office:value-type="float" office:value="0.00741381" calcext:value-type="float">
            <text:p>0.00741381</text:p>
          </table:table-cell>
          <table:table-cell office:value-type="float" office:value="0.90967788" calcext:value-type="float">
            <text:p>0.90967788</text:p>
          </table:table-cell>
          <table:table-cell office:value-type="float" office:value="0.0000000001146" calcext:value-type="float">
            <text:p>1.15E-10</text:p>
          </table:table-cell>
          <table:table-cell office:value-type="float" office:value="0.0829083" calcext:value-type="float">
            <text:p>0.0829083</text:p>
          </table:table-cell>
          <table:table-cell office:value-type="float" office:value="0.00520987" calcext:value-type="float">
            <text:p>0.00520987</text:p>
          </table:table-cell>
          <table:table-cell office:value-type="float" office:value="0.00001338" calcext:value-type="float">
            <text:p>1.338E-05</text:p>
          </table:table-cell>
          <table:table-cell office:value-type="float" office:value="0.90691023" calcext:value-type="float">
            <text:p>0.90691023</text:p>
          </table:table-cell>
          <table:table-cell office:value-type="float" office:value="0.08786652" calcext:value-type="float">
            <text:p>0.087866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9360277" calcext:value-type="float">
            <text:p>0.89360277</text:p>
          </table:table-cell>
          <table:table-cell office:value-type="float" office:value="0.00339539" calcext:value-type="float">
            <text:p>0.00339539</text:p>
          </table:table-cell>
          <table:table-cell office:value-type="float" office:value="0.02778352" calcext:value-type="float">
            <text:p>0.02778352</text:p>
          </table:table-cell>
          <table:table-cell office:value-type="float" office:value="0.07521832" calcext:value-type="float">
            <text:p>0.07521832</text:p>
          </table:table-cell>
          <table:table-cell office:value-type="float" office:value="0.00715145" calcext:value-type="float">
            <text:p>0.00715145</text:p>
          </table:table-cell>
          <table:table-cell office:value-type="float" office:value="0.90488587" calcext:value-type="float">
            <text:p>0.90488587</text:p>
          </table:table-cell>
          <table:table-cell office:value-type="float" office:value="0.0000000001177" calcext:value-type="float">
            <text:p>1.18E-10</text:p>
          </table:table-cell>
          <table:table-cell office:value-type="float" office:value="0.08796268" calcext:value-type="float">
            <text:p>0.08796268</text:p>
          </table:table-cell>
          <table:table-cell office:value-type="float" office:value="0.00488169" calcext:value-type="float">
            <text:p>0.00488169</text:p>
          </table:table-cell>
          <table:table-cell office:value-type="float" office:value="0.00001293" calcext:value-type="float">
            <text:p>1.293E-05</text:p>
          </table:table-cell>
          <table:table-cell office:value-type="float" office:value="0.90454985" calcext:value-type="float">
            <text:p>0.90454985</text:p>
          </table:table-cell>
          <table:table-cell office:value-type="float" office:value="0.09055553" calcext:value-type="float">
            <text:p>0.090555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8513562" calcext:value-type="float">
            <text:p>0.88513562</text:p>
          </table:table-cell>
          <table:table-cell office:value-type="float" office:value="0.00346698" calcext:value-type="float">
            <text:p>0.00346698</text:p>
          </table:table-cell>
          <table:table-cell office:value-type="float" office:value="0.02924123" calcext:value-type="float">
            <text:p>0.02924123</text:p>
          </table:table-cell>
          <table:table-cell office:value-type="float" office:value="0.08215617" calcext:value-type="float">
            <text:p>0.08215617</text:p>
          </table:table-cell>
          <table:table-cell office:value-type="float" office:value="0.00689662" calcext:value-type="float">
            <text:p>0.00689662</text:p>
          </table:table-cell>
          <table:table-cell office:value-type="float" office:value="0.89956448" calcext:value-type="float">
            <text:p>0.89956448</text:p>
          </table:table-cell>
          <table:table-cell office:value-type="float" office:value="0.0000000001206" calcext:value-type="float">
            <text:p>1.21E-10</text:p>
          </table:table-cell>
          <table:table-cell office:value-type="float" office:value="0.09353889" calcext:value-type="float">
            <text:p>0.09353889</text:p>
          </table:table-cell>
          <table:table-cell office:value-type="float" office:value="0.00458003" calcext:value-type="float">
            <text:p>0.00458003</text:p>
          </table:table-cell>
          <table:table-cell office:value-type="float" office:value="0.00001251" calcext:value-type="float">
            <text:p>1.251E-05</text:p>
          </table:table-cell>
          <table:table-cell office:value-type="float" office:value="0.90172374" calcext:value-type="float">
            <text:p>0.90172374</text:p>
          </table:table-cell>
          <table:table-cell office:value-type="float" office:value="0.09368372" calcext:value-type="float">
            <text:p>0.093683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89929" calcext:value-type="float">
            <text:p>0.87589929</text:p>
          </table:table-cell>
          <table:table-cell office:value-type="float" office:value="0.00353536" calcext:value-type="float">
            <text:p>0.00353536</text:p>
          </table:table-cell>
          <table:table-cell office:value-type="float" office:value="0.03069032" calcext:value-type="float">
            <text:p>0.03069032</text:p>
          </table:table-cell>
          <table:table-cell office:value-type="float" office:value="0.08987503" calcext:value-type="float">
            <text:p>0.08987503</text:p>
          </table:table-cell>
          <table:table-cell office:value-type="float" office:value="0.00664874" calcext:value-type="float">
            <text:p>0.00664874</text:p>
          </table:table-cell>
          <table:table-cell office:value-type="float" office:value="0.89366176" calcext:value-type="float">
            <text:p>0.89366176</text:p>
          </table:table-cell>
          <table:table-cell office:value-type="float" office:value="0.0000000001233" calcext:value-type="float">
            <text:p>1.23E-10</text:p>
          </table:table-cell>
          <table:table-cell office:value-type="float" office:value="0.09968951" calcext:value-type="float">
            <text:p>0.09968951</text:p>
          </table:table-cell>
          <table:table-cell office:value-type="float" office:value="0.00430232" calcext:value-type="float">
            <text:p>0.00430232</text:p>
          </table:table-cell>
          <table:table-cell office:value-type="float" office:value="0.0000121" calcext:value-type="float">
            <text:p>1.21E-05</text:p>
          </table:table-cell>
          <table:table-cell office:value-type="float" office:value="0.898399" calcext:value-type="float">
            <text:p>0.898399</text:p>
          </table:table-cell>
          <table:table-cell office:value-type="float" office:value="0.09728657" calcext:value-type="float">
            <text:p>0.097286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6581941" calcext:value-type="float">
            <text:p>0.86581941</text:p>
          </table:table-cell>
          <table:table-cell office:value-type="float" office:value="0.00359987" calcext:value-type="float">
            <text:p>0.00359987</text:p>
          </table:table-cell>
          <table:table-cell office:value-type="float" office:value="0.03211844" calcext:value-type="float">
            <text:p>0.03211844</text:p>
          </table:table-cell>
          <table:table-cell office:value-type="float" office:value="0.09846228" calcext:value-type="float">
            <text:p>0.09846228</text:p>
          </table:table-cell>
          <table:table-cell office:value-type="float" office:value="0.0064072" calcext:value-type="float">
            <text:p>0.0064072</text:p>
          </table:table-cell>
          <table:table-cell office:value-type="float" office:value="0.88712058" calcext:value-type="float">
            <text:p>0.88712058</text:p>
          </table:table-cell>
          <table:table-cell office:value-type="float" office:value="0.0000000001258" calcext:value-type="float">
            <text:p>1.26E-10</text:p>
          </table:table-cell>
          <table:table-cell office:value-type="float" office:value="0.10647222" calcext:value-type="float">
            <text:p>0.10647222</text:p>
          </table:table-cell>
          <table:table-cell office:value-type="float" office:value="0.00404624" calcext:value-type="float">
            <text:p>0.00404624</text:p>
          </table:table-cell>
          <table:table-cell office:value-type="float" office:value="0.00001173" calcext:value-type="float">
            <text:p>1.173E-05</text:p>
          </table:table-cell>
          <table:table-cell office:value-type="float" office:value="0.89453694" calcext:value-type="float">
            <text:p>0.89453694</text:p>
          </table:table-cell>
          <table:table-cell office:value-type="float" office:value="0.10140509" calcext:value-type="float">
            <text:p>0.101405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481547" calcext:value-type="float">
            <text:p>0.85481547</text:p>
          </table:table-cell>
          <table:table-cell office:value-type="float" office:value="0.00365978" calcext:value-type="float">
            <text:p>0.00365978</text:p>
          </table:table-cell>
          <table:table-cell office:value-type="float" office:value="0.0335118" calcext:value-type="float">
            <text:p>0.0335118</text:p>
          </table:table-cell>
          <table:table-cell office:value-type="float" office:value="0.10801295" calcext:value-type="float">
            <text:p>0.10801295</text:p>
          </table:table-cell>
          <table:table-cell office:value-type="float" office:value="0.00617143" calcext:value-type="float">
            <text:p>0.00617143</text:p>
          </table:table-cell>
          <table:table-cell office:value-type="float" office:value="0.87987845" calcext:value-type="float">
            <text:p>0.87987845</text:p>
          </table:table-cell>
          <table:table-cell office:value-type="float" office:value="0.0000000001281" calcext:value-type="float">
            <text:p>1.28E-10</text:p>
          </table:table-cell>
          <table:table-cell office:value-type="float" office:value="0.11395012" calcext:value-type="float">
            <text:p>0.11395012</text:p>
          </table:table-cell>
          <table:table-cell office:value-type="float" office:value="0.0038097" calcext:value-type="float">
            <text:p>0.0038097</text:p>
          </table:table-cell>
          <table:table-cell office:value-type="float" office:value="0.00001137" calcext:value-type="float">
            <text:p>1.137E-05</text:p>
          </table:table-cell>
          <table:table-cell office:value-type="float" office:value="0.89009263" calcext:value-type="float">
            <text:p>0.89009263</text:p>
          </table:table-cell>
          <table:table-cell office:value-type="float" office:value="0.10608631" calcext:value-type="float">
            <text:p>0.106086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280109" calcext:value-type="float">
            <text:p>0.84280109</text:p>
          </table:table-cell>
          <table:table-cell office:value-type="float" office:value="0.00371426" calcext:value-type="float">
            <text:p>0.00371426</text:p>
          </table:table-cell>
          <table:table-cell office:value-type="float" office:value="0.03485516" calcext:value-type="float">
            <text:p>0.03485516</text:p>
          </table:table-cell>
          <table:table-cell office:value-type="float" office:value="0.11862949" calcext:value-type="float">
            <text:p>0.11862949</text:p>
          </table:table-cell>
          <table:table-cell office:value-type="float" office:value="0.00594086" calcext:value-type="float">
            <text:p>0.00594086</text:p>
          </table:table-cell>
          <table:table-cell office:value-type="float" office:value="0.87186736" calcext:value-type="float">
            <text:p>0.87186736</text:p>
          </table:table-cell>
          <table:table-cell office:value-type="float" office:value="0.00000000013" calcext:value-type="float">
            <text:p>1.30E-10</text:p>
          </table:table-cell>
          <table:table-cell office:value-type="float" office:value="0.12219179" calcext:value-type="float">
            <text:p>0.12219179</text:p>
          </table:table-cell>
          <table:table-cell office:value-type="float" office:value="0.00359078" calcext:value-type="float">
            <text:p>0.00359078</text:p>
          </table:table-cell>
          <table:table-cell office:value-type="float" office:value="0.00001103" calcext:value-type="float">
            <text:p>1.103E-05</text:p>
          </table:table-cell>
          <table:table-cell office:value-type="float" office:value="0.88501441" calcext:value-type="float">
            <text:p>0.88501441</text:p>
          </table:table-cell>
          <table:table-cell office:value-type="float" office:value="0.11138378" calcext:value-type="float">
            <text:p>0.111383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2968461" calcext:value-type="float">
            <text:p>0.82968461</text:p>
          </table:table-cell>
          <table:table-cell office:value-type="float" office:value="0.00376242" calcext:value-type="float">
            <text:p>0.00376242</text:p>
          </table:table-cell>
          <table:table-cell office:value-type="float" office:value="0.03613184" calcext:value-type="float">
            <text:p>0.03613184</text:p>
          </table:table-cell>
          <table:table-cell office:value-type="float" office:value="0.13042113" calcext:value-type="float">
            <text:p>0.13042113</text:p>
          </table:table-cell>
          <table:table-cell office:value-type="float" office:value="0.00571491" calcext:value-type="float">
            <text:p>0.00571491</text:p>
          </table:table-cell>
          <table:table-cell office:value-type="float" office:value="0.86301376" calcext:value-type="float">
            <text:p>0.86301376</text:p>
          </table:table-cell>
          <table:table-cell office:value-type="float" office:value="0.0000000001317" calcext:value-type="float">
            <text:p>1.32E-10</text:p>
          </table:table-cell>
          <table:table-cell office:value-type="float" office:value="0.13127132" calcext:value-type="float">
            <text:p>0.13127132</text:p>
          </table:table-cell>
          <table:table-cell office:value-type="float" office:value="0.00338776" calcext:value-type="float">
            <text:p>0.00338776</text:p>
          </table:table-cell>
          <table:table-cell office:value-type="float" office:value="0.00001071" calcext:value-type="float">
            <text:p>1.071E-05</text:p>
          </table:table-cell>
          <table:table-cell office:value-type="float" office:value="0.87924343" calcext:value-type="float">
            <text:p>0.87924343</text:p>
          </table:table-cell>
          <table:table-cell office:value-type="float" office:value="0.1173581" calcext:value-type="float">
            <text:p>0.11735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1537019" calcext:value-type="float">
            <text:p>0.81537019</text:p>
          </table:table-cell>
          <table:table-cell office:value-type="float" office:value="0.00380327" calcext:value-type="float">
            <text:p>0.00380327</text:p>
          </table:table-cell>
          <table:table-cell office:value-type="float" office:value="0.03732375" calcext:value-type="float">
            <text:p>0.03732375</text:p>
          </table:table-cell>
          <table:table-cell office:value-type="float" office:value="0.14350278" calcext:value-type="float">
            <text:p>0.14350278</text:p>
          </table:table-cell>
          <table:table-cell office:value-type="float" office:value="0.00549305" calcext:value-type="float">
            <text:p>0.00549305</text:p>
          </table:table-cell>
          <table:table-cell office:value-type="float" office:value="0.85323878" calcext:value-type="float">
            <text:p>0.85323878</text:p>
          </table:table-cell>
          <table:table-cell office:value-type="float" office:value="0.0000000001331" calcext:value-type="float">
            <text:p>1.33E-10</text:p>
          </table:table-cell>
          <table:table-cell office:value-type="float" office:value="0.14126817" calcext:value-type="float">
            <text:p>0.14126817</text:p>
          </table:table-cell>
          <table:table-cell office:value-type="float" office:value="0.00319906" calcext:value-type="float">
            <text:p>0.00319906</text:p>
          </table:table-cell>
          <table:table-cell office:value-type="float" office:value="0.0000104" calcext:value-type="float">
            <text:p>1.04E-05</text:p>
          </table:table-cell>
          <table:table-cell office:value-type="float" office:value="0.87271317" calcext:value-type="float">
            <text:p>0.87271317</text:p>
          </table:table-cell>
          <table:table-cell office:value-type="float" office:value="0.12407738" calcext:value-type="float">
            <text:p>0.124077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9975941" calcext:value-type="float">
            <text:p>0.79975941</text:p>
          </table:table-cell>
          <table:table-cell office:value-type="float" office:value="0.00383578" calcext:value-type="float">
            <text:p>0.00383578</text:p>
          </table:table-cell>
          <table:table-cell office:value-type="float" office:value="0.03841153" calcext:value-type="float">
            <text:p>0.03841153</text:p>
          </table:table-cell>
          <table:table-cell office:value-type="float" office:value="0.15799328" calcext:value-type="float">
            <text:p>0.15799328</text:p>
          </table:table-cell>
          <table:table-cell office:value-type="float" office:value="0.00527473" calcext:value-type="float">
            <text:p>0.00527473</text:p>
          </table:table-cell>
          <table:table-cell office:value-type="float" office:value="0.84245857" calcext:value-type="float">
            <text:p>0.84245857</text:p>
          </table:table-cell>
          <table:table-cell office:value-type="float" office:value="0.0000000001341" calcext:value-type="float">
            <text:p>1.34E-10</text:p>
          </table:table-cell>
          <table:table-cell office:value-type="float" office:value="0.1522667" calcext:value-type="float">
            <text:p>0.1522667</text:p>
          </table:table-cell>
          <table:table-cell office:value-type="float" office:value="0.00302322" calcext:value-type="float">
            <text:p>0.00302322</text:p>
          </table:table-cell>
          <table:table-cell office:value-type="float" office:value="0.00001011" calcext:value-type="float">
            <text:p>1.011E-05</text:p>
          </table:table-cell>
          <table:table-cell office:value-type="float" office:value="0.86534896" calcext:value-type="float">
            <text:p>0.86534896</text:p>
          </table:table-cell>
          <table:table-cell office:value-type="float" office:value="0.13161771" calcext:value-type="float">
            <text:p>0.131617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275361" calcext:value-type="float">
            <text:p>0.78275361</text:p>
          </table:table-cell>
          <table:table-cell office:value-type="float" office:value="0.0038588" calcext:value-type="float">
            <text:p>0.0038588</text:p>
          </table:table-cell>
          <table:table-cell office:value-type="float" office:value="0.03937473" calcext:value-type="float">
            <text:p>0.03937473</text:p>
          </table:table-cell>
          <table:table-cell office:value-type="float" office:value="0.17401286" calcext:value-type="float">
            <text:p>0.17401286</text:p>
          </table:table-cell>
          <table:table-cell office:value-type="float" office:value="0.00505944" calcext:value-type="float">
            <text:p>0.00505944</text:p>
          </table:table-cell>
          <table:table-cell office:value-type="float" office:value="0.83058507" calcext:value-type="float">
            <text:p>0.83058507</text:p>
          </table:table-cell>
          <table:table-cell office:value-type="float" office:value="0.0000000001347" calcext:value-type="float">
            <text:p>1.35E-10</text:p>
          </table:table-cell>
          <table:table-cell office:value-type="float" office:value="0.16435549" calcext:value-type="float">
            <text:p>0.16435549</text:p>
          </table:table-cell>
          <table:table-cell office:value-type="float" office:value="0.00285893" calcext:value-type="float">
            <text:p>0.00285893</text:p>
          </table:table-cell>
          <table:table-cell table:style-name="ce1" office:value-type="float" office:value="0.000009825" calcext:value-type="float">
            <text:p>9.83E-06</text:p>
          </table:table-cell>
          <table:table-cell office:value-type="float" office:value="0.85706774" calcext:value-type="float">
            <text:p>0.85706774</text:p>
          </table:table-cell>
          <table:table-cell office:value-type="float" office:value="0.14006351" calcext:value-type="float">
            <text:p>0.140063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425711" calcext:value-type="float">
            <text:p>0.76425711</text:p>
          </table:table-cell>
          <table:table-cell office:value-type="float" office:value="0.00387117" calcext:value-type="float">
            <text:p>0.00387117</text:p>
          </table:table-cell>
          <table:table-cell office:value-type="float" office:value="0.04019208" calcext:value-type="float">
            <text:p>0.04019208</text:p>
          </table:table-cell>
          <table:table-cell office:value-type="float" office:value="0.19167963" calcext:value-type="float">
            <text:p>0.19167963</text:p>
          </table:table-cell>
          <table:table-cell office:value-type="float" office:value="0.00484669" calcext:value-type="float">
            <text:p>0.00484669</text:p>
          </table:table-cell>
          <table:table-cell office:value-type="float" office:value="0.81752712" calcext:value-type="float">
            <text:p>0.81752712</text:p>
          </table:table-cell>
          <table:table-cell office:value-type="float" office:value="0.0000000001349" calcext:value-type="float">
            <text:p>1.35E-10</text:p>
          </table:table-cell>
          <table:table-cell office:value-type="float" office:value="0.17762619" calcext:value-type="float">
            <text:p>0.17762619</text:p>
          </table:table-cell>
          <table:table-cell office:value-type="float" office:value="0.00270497" calcext:value-type="float">
            <text:p>0.00270497</text:p>
          </table:table-cell>
          <table:table-cell table:style-name="ce1" office:value-type="float" office:value="0.000009551" calcext:value-type="float">
            <text:p>9.55E-06</text:p>
          </table:table-cell>
          <table:table-cell office:value-type="float" office:value="0.8477778" calcext:value-type="float">
            <text:p>0.8477778</text:p>
          </table:table-cell>
          <table:table-cell office:value-type="float" office:value="0.14950769" calcext:value-type="float">
            <text:p>0.149507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4418128" calcext:value-type="float">
            <text:p>0.74418128</text:p>
          </table:table-cell>
          <table:table-cell office:value-type="float" office:value="0.00387168" calcext:value-type="float">
            <text:p>0.00387168</text:p>
          </table:table-cell>
          <table:table-cell office:value-type="float" office:value="0.04084198" calcext:value-type="float">
            <text:p>0.04084198</text:p>
          </table:table-cell>
          <table:table-cell office:value-type="float" office:value="0.21110507" calcext:value-type="float">
            <text:p>0.21110507</text:p>
          </table:table-cell>
          <table:table-cell office:value-type="float" office:value="0.00463601" calcext:value-type="float">
            <text:p>0.00463601</text:p>
          </table:table-cell>
          <table:table-cell office:value-type="float" office:value="0.80319203" calcext:value-type="float">
            <text:p>0.80319203</text:p>
          </table:table-cell>
          <table:table-cell office:value-type="float" office:value="0.0000000001347" calcext:value-type="float">
            <text:p>1.35E-10</text:p>
          </table:table-cell>
          <table:table-cell office:value-type="float" office:value="0.19217196" calcext:value-type="float">
            <text:p>0.19217196</text:p>
          </table:table-cell>
          <table:table-cell office:value-type="float" office:value="0.0025602" calcext:value-type="float">
            <text:p>0.0025602</text:p>
          </table:table-cell>
          <table:table-cell table:style-name="ce1" office:value-type="float" office:value="0.000009285" calcext:value-type="float">
            <text:p>9.29E-06</text:p>
          </table:table-cell>
          <table:table-cell office:value-type="float" office:value="0.83737892" calcext:value-type="float">
            <text:p>0.83737892</text:p>
          </table:table-cell>
          <table:table-cell office:value-type="float" office:value="0.16005159" calcext:value-type="float">
            <text:p>0.160051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244969" calcext:value-type="float">
            <text:p>0.72244969</text:p>
          </table:table-cell>
          <table:table-cell office:value-type="float" office:value="0.00385911" calcext:value-type="float">
            <text:p>0.00385911</text:p>
          </table:table-cell>
          <table:table-cell office:value-type="float" office:value="0.04130294" calcext:value-type="float">
            <text:p>0.04130294</text:p>
          </table:table-cell>
          <table:table-cell office:value-type="float" office:value="0.23238826" calcext:value-type="float">
            <text:p>0.23238826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.78748775" calcext:value-type="float">
            <text:p>0.78748775</text:p>
          </table:table-cell>
          <table:table-cell office:value-type="float" office:value="0.000000000134" calcext:value-type="float">
            <text:p>1.34E-10</text:p>
          </table:table-cell>
          <table:table-cell office:value-type="float" office:value="0.20808525" calcext:value-type="float">
            <text:p>0.20808525</text:p>
          </table:table-cell>
          <table:table-cell office:value-type="float" office:value="0.00242361" calcext:value-type="float">
            <text:p>0.00242361</text:p>
          </table:table-cell>
          <table:table-cell table:style-name="ce1" office:value-type="float" office:value="0.000009025" calcext:value-type="float">
            <text:p>9.03E-06</text:p>
          </table:table-cell>
          <table:table-cell office:value-type="float" office:value="0.82576285" calcext:value-type="float">
            <text:p>0.82576285</text:p>
          </table:table-cell>
          <table:table-cell office:value-type="float" office:value="0.17180452" calcext:value-type="float">
            <text:p>0.171804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9900423" calcext:value-type="float">
            <text:p>0.69900423</text:p>
          </table:table-cell>
          <table:table-cell office:value-type="float" office:value="0.00383232" calcext:value-type="float">
            <text:p>0.00383232</text:p>
          </table:table-cell>
          <table:table-cell office:value-type="float" office:value="0.04155439" calcext:value-type="float">
            <text:p>0.04155439</text:p>
          </table:table-cell>
          <table:table-cell office:value-type="float" office:value="0.25560906" calcext:value-type="float">
            <text:p>0.25560906</text:p>
          </table:table-cell>
          <table:table-cell office:value-type="float" office:value="0.00421928" calcext:value-type="float">
            <text:p>0.00421928</text:p>
          </table:table-cell>
          <table:table-cell office:value-type="float" office:value="0.77032576" calcext:value-type="float">
            <text:p>0.77032576</text:p>
          </table:table-cell>
          <table:table-cell office:value-type="float" office:value="0.0000000001328" calcext:value-type="float">
            <text:p>1.33E-10</text:p>
          </table:table-cell>
          <table:table-cell office:value-type="float" office:value="0.22545497" calcext:value-type="float">
            <text:p>0.22545497</text:p>
          </table:table-cell>
          <table:table-cell office:value-type="float" office:value="0.00229422" calcext:value-type="float">
            <text:p>0.00229422</text:p>
          </table:table-cell>
          <table:table-cell table:style-name="ce1" office:value-type="float" office:value="0.000008768" calcext:value-type="float">
            <text:p>8.77E-06</text:p>
          </table:table-cell>
          <table:table-cell office:value-type="float" office:value="0.81281416" calcext:value-type="float">
            <text:p>0.81281416</text:p>
          </table:table-cell>
          <table:table-cell office:value-type="float" office:value="0.18488285" calcext:value-type="float">
            <text:p>0.184882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381211" calcext:value-type="float">
            <text:p>0.67381211</text:p>
          </table:table-cell>
          <table:table-cell office:value-type="float" office:value="0.00379022" calcext:value-type="float">
            <text:p>0.00379022</text:p>
          </table:table-cell>
          <table:table-cell office:value-type="float" office:value="0.04157747" calcext:value-type="float">
            <text:p>0.04157747</text:p>
          </table:table-cell>
          <table:table-cell office:value-type="float" office:value="0.2808202" calcext:value-type="float">
            <text:p>0.2808202</text:p>
          </table:table-cell>
          <table:table-cell office:value-type="float" office:value="0.00401255" calcext:value-type="float">
            <text:p>0.00401255</text:p>
          </table:table-cell>
          <table:table-cell office:value-type="float" office:value="0.75162454" calcext:value-type="float">
            <text:p>0.75162454</text:p>
          </table:table-cell>
          <table:table-cell office:value-type="float" office:value="0.0000000001311" calcext:value-type="float">
            <text:p>1.31E-10</text:p>
          </table:table-cell>
          <table:table-cell office:value-type="float" office:value="0.24436291" calcext:value-type="float">
            <text:p>0.24436291</text:p>
          </table:table-cell>
          <table:table-cell office:value-type="float" office:value="0.00217114" calcext:value-type="float">
            <text:p>0.00217114</text:p>
          </table:table-cell>
          <table:table-cell table:style-name="ce1" office:value-type="float" office:value="0.000008513" calcext:value-type="float">
            <text:p>8.51E-06</text:p>
          </table:table-cell>
          <table:table-cell office:value-type="float" office:value="0.79841198" calcext:value-type="float">
            <text:p>0.79841198</text:p>
          </table:table-cell>
          <table:table-cell office:value-type="float" office:value="0.19940836" calcext:value-type="float">
            <text:p>0.199408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4687343" calcext:value-type="float">
            <text:p>0.64687343</text:p>
          </table:table-cell>
          <table:table-cell office:value-type="float" office:value="0.00373191" calcext:value-type="float">
            <text:p>0.00373191</text:p>
          </table:table-cell>
          <table:table-cell office:value-type="float" office:value="0.04135605" calcext:value-type="float">
            <text:p>0.04135605</text:p>
          </table:table-cell>
          <table:table-cell office:value-type="float" office:value="0.3080386" calcext:value-type="float">
            <text:p>0.3080386</text:p>
          </table:table-cell>
          <table:table-cell office:value-type="float" office:value="0.0038066" calcext:value-type="float">
            <text:p>0.0038066</text:p>
          </table:table-cell>
          <table:table-cell office:value-type="float" office:value="0.73131398" calcext:value-type="float">
            <text:p>0.73131398</text:p>
          </table:table-cell>
          <table:table-cell office:value-type="float" office:value="0.0000000001288" calcext:value-type="float">
            <text:p>1.29E-10</text:p>
          </table:table-cell>
          <table:table-cell office:value-type="float" office:value="0.26487942" calcext:value-type="float">
            <text:p>0.26487942</text:p>
          </table:table-cell>
          <table:table-cell office:value-type="float" office:value="0.00205356" calcext:value-type="float">
            <text:p>0.00205356</text:p>
          </table:table-cell>
          <table:table-cell table:style-name="ce1" office:value-type="float" office:value="0.000008259" calcext:value-type="float">
            <text:p>8.26E-06</text:p>
          </table:table-cell>
          <table:table-cell office:value-type="float" office:value="0.7824324" calcext:value-type="float">
            <text:p>0.7824324</text:p>
          </table:table-cell>
          <table:table-cell office:value-type="float" office:value="0.21550578" calcext:value-type="float">
            <text:p>0.215505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1822889" calcext:value-type="float">
            <text:p>0.61822889</text:p>
          </table:table-cell>
          <table:table-cell office:value-type="float" office:value="0.00365671" calcext:value-type="float">
            <text:p>0.00365671</text:p>
          </table:table-cell>
          <table:table-cell office:value-type="float" office:value="0.04087784" calcext:value-type="float">
            <text:p>0.04087784</text:p>
          </table:table-cell>
          <table:table-cell office:value-type="float" office:value="0.33723656" calcext:value-type="float">
            <text:p>0.33723656</text:p>
          </table:table-cell>
          <table:table-cell office:value-type="float" office:value="0.0036013" calcext:value-type="float">
            <text:p>0.0036013</text:p>
          </table:table-cell>
          <table:table-cell office:value-type="float" office:value="0.70934041" calcext:value-type="float">
            <text:p>0.70934041</text:p>
          </table:table-cell>
          <table:table-cell office:value-type="float" office:value="0.000000000126" calcext:value-type="float">
            <text:p>1.26E-10</text:p>
          </table:table-cell>
          <table:table-cell office:value-type="float" office:value="0.28705829" calcext:value-type="float">
            <text:p>0.28705829</text:p>
          </table:table-cell>
          <table:table-cell office:value-type="float" office:value="0.00194072" calcext:value-type="float">
            <text:p>0.00194072</text:p>
          </table:table-cell>
          <table:table-cell table:style-name="ce1" office:value-type="float" office:value="0.000008002" calcext:value-type="float">
            <text:p>8.00E-06</text:p>
          </table:table-cell>
          <table:table-cell office:value-type="float" office:value="0.76475202" calcext:value-type="float">
            <text:p>0.76475202</text:p>
          </table:table-cell>
          <table:table-cell office:value-type="float" office:value="0.23329926" calcext:value-type="float">
            <text:p>0.233299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796694" calcext:value-type="float">
            <text:p>0.58796694</text:p>
          </table:table-cell>
          <table:table-cell office:value-type="float" office:value="0.00356422" calcext:value-type="float">
            <text:p>0.00356422</text:p>
          </table:table-cell>
          <table:table-cell office:value-type="float" office:value="0.04013552" calcext:value-type="float">
            <text:p>0.04013552</text:p>
          </table:table-cell>
          <table:table-cell office:value-type="float" office:value="0.36833332" calcext:value-type="float">
            <text:p>0.36833332</text:p>
          </table:table-cell>
          <table:table-cell office:value-type="float" office:value="0.00339665" calcext:value-type="float">
            <text:p>0.00339665</text:p>
          </table:table-cell>
          <table:table-cell office:value-type="float" office:value="0.68567229" calcext:value-type="float">
            <text:p>0.68567229</text:p>
          </table:table-cell>
          <table:table-cell office:value-type="float" office:value="0.0000000001227" calcext:value-type="float">
            <text:p>1.23E-10</text:p>
          </table:table-cell>
          <table:table-cell office:value-type="float" office:value="0.31093106" calcext:value-type="float">
            <text:p>0.31093106</text:p>
          </table:table-cell>
          <table:table-cell office:value-type="float" office:value="0.00183193" calcext:value-type="float">
            <text:p>0.00183193</text:p>
          </table:table-cell>
          <table:table-cell table:style-name="ce1" office:value-type="float" office:value="0.000007741" calcext:value-type="float">
            <text:p>7.74E-06</text:p>
          </table:table-cell>
          <table:table-cell office:value-type="float" office:value="0.74525279" calcext:value-type="float">
            <text:p>0.74525279</text:p>
          </table:table-cell>
          <table:table-cell office:value-type="float" office:value="0.25290754" calcext:value-type="float">
            <text:p>0.252907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622956" calcext:value-type="float">
            <text:p>0.55622956</text:p>
          </table:table-cell>
          <table:table-cell office:value-type="float" office:value="0.00345445" calcext:value-type="float">
            <text:p>0.00345445</text:p>
          </table:table-cell>
          <table:table-cell office:value-type="float" office:value="0.03912783" calcext:value-type="float">
            <text:p>0.03912783</text:p>
          </table:table-cell>
          <table:table-cell office:value-type="float" office:value="0.40118817" calcext:value-type="float">
            <text:p>0.40118817</text:p>
          </table:table-cell>
          <table:table-cell office:value-type="float" office:value="0.00319276" calcext:value-type="float">
            <text:p>0.00319276</text:p>
          </table:table-cell>
          <table:table-cell office:value-type="float" office:value="0.66030639" calcext:value-type="float">
            <text:p>0.66030639</text:p>
          </table:table-cell>
          <table:table-cell office:value-type="float" office:value="0.0000000001189" calcext:value-type="float">
            <text:p>1.19E-10</text:p>
          </table:table-cell>
          <table:table-cell office:value-type="float" office:value="0.33650085" calcext:value-type="float">
            <text:p>0.33650085</text:p>
          </table:table-cell>
          <table:table-cell office:value-type="float" office:value="0.00172657" calcext:value-type="float">
            <text:p>0.00172657</text:p>
          </table:table-cell>
          <table:table-cell table:style-name="ce1" office:value-type="float" office:value="0.000007475" calcext:value-type="float">
            <text:p>7.48E-06</text:p>
          </table:table-cell>
          <table:table-cell office:value-type="float" office:value="0.72382816" calcext:value-type="float">
            <text:p>0.72382816</text:p>
          </table:table-cell>
          <table:table-cell office:value-type="float" office:value="0.27443779" calcext:value-type="float">
            <text:p>0.274437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321562" calcext:value-type="float">
            <text:p>0.52321562</text:p>
          </table:table-cell>
          <table:table-cell office:value-type="float" office:value="0.00332782" calcext:value-type="float">
            <text:p>0.00332782</text:p>
          </table:table-cell>
          <table:table-cell office:value-type="float" office:value="0.03786051" calcext:value-type="float">
            <text:p>0.03786051</text:p>
          </table:table-cell>
          <table:table-cell office:value-type="float" office:value="0.43559605" calcext:value-type="float">
            <text:p>0.43559605</text:p>
          </table:table-cell>
          <table:table-cell office:value-type="float" office:value="0.00298991" calcext:value-type="float">
            <text:p>0.00298991</text:p>
          </table:table-cell>
          <table:table-cell office:value-type="float" office:value="0.63327393" calcext:value-type="float">
            <text:p>0.63327393</text:p>
          </table:table-cell>
          <table:table-cell office:value-type="float" office:value="0.0000000001145" calcext:value-type="float">
            <text:p>1.15E-10</text:p>
          </table:table-cell>
          <table:table-cell office:value-type="float" office:value="0.36373616" calcext:value-type="float">
            <text:p>0.36373616</text:p>
          </table:table-cell>
          <table:table-cell office:value-type="float" office:value="0.00162411" calcext:value-type="float">
            <text:p>0.00162411</text:p>
          </table:table-cell>
          <table:table-cell table:style-name="ce1" office:value-type="float" office:value="0.000007201" calcext:value-type="float">
            <text:p>7.20E-06</text:p>
          </table:table-cell>
          <table:table-cell office:value-type="float" office:value="0.70039083" calcext:value-type="float">
            <text:p>0.70039083</text:p>
          </table:table-cell>
          <table:table-cell office:value-type="float" office:value="0.29797786" calcext:value-type="float">
            <text:p>0.29797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918103" calcext:value-type="float">
            <text:p>0.48918103</text:p>
          </table:table-cell>
          <table:table-cell office:value-type="float" office:value="0.00318527" calcext:value-type="float">
            <text:p>0.00318527</text:p>
          </table:table-cell>
          <table:table-cell office:value-type="float" office:value="0.03634694" calcext:value-type="float">
            <text:p>0.03634694</text:p>
          </table:table-cell>
          <table:table-cell office:value-type="float" office:value="0.47128676" calcext:value-type="float">
            <text:p>0.47128676</text:p>
          </table:table-cell>
          <table:table-cell office:value-type="float" office:value="0.0027885" calcext:value-type="float">
            <text:p>0.0027885</text:p>
          </table:table-cell>
          <table:table-cell office:value-type="float" office:value="0.60464645" calcext:value-type="float">
            <text:p>0.60464645</text:p>
          </table:table-cell>
          <table:table-cell office:value-type="float" office:value="0.0000000001097" calcext:value-type="float">
            <text:p>1.10E-10</text:p>
          </table:table-cell>
          <table:table-cell office:value-type="float" office:value="0.39256505" calcext:value-type="float">
            <text:p>0.39256505</text:p>
          </table:table-cell>
          <table:table-cell office:value-type="float" office:value="0.00152409" calcext:value-type="float">
            <text:p>0.00152409</text:p>
          </table:table-cell>
          <table:table-cell table:style-name="ce1" office:value-type="float" office:value="0.000006918" calcext:value-type="float">
            <text:p>6.92E-06</text:p>
          </table:table-cell>
          <table:table-cell office:value-type="float" office:value="0.67488187" calcext:value-type="float">
            <text:p>0.67488187</text:p>
          </table:table-cell>
          <table:table-cell office:value-type="float" office:value="0.32358712" calcext:value-type="float">
            <text:p>0.323587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5443474" calcext:value-type="float">
            <text:p>0.45443474</text:p>
          </table:table-cell>
          <table:table-cell office:value-type="float" office:value="0.00302822" calcext:value-type="float">
            <text:p>0.00302822</text:p>
          </table:table-cell>
          <table:table-cell office:value-type="float" office:value="0.03460833" calcext:value-type="float">
            <text:p>0.03460833</text:p>
          </table:table-cell>
          <table:table-cell office:value-type="float" office:value="0.50792872" calcext:value-type="float">
            <text:p>0.50792872</text:p>
          </table:table-cell>
          <table:table-cell office:value-type="float" office:value="0.00258911" calcext:value-type="float">
            <text:p>0.00258911</text:p>
          </table:table-cell>
          <table:table-cell office:value-type="float" office:value="0.5745406" calcext:value-type="float">
            <text:p>0.5745406</text:p>
          </table:table-cell>
          <table:table-cell office:value-type="float" office:value="0.0000000001044" calcext:value-type="float">
            <text:p>1.04E-10</text:p>
          </table:table-cell>
          <table:table-cell office:value-type="float" office:value="0.42287029" calcext:value-type="float">
            <text:p>0.42287029</text:p>
          </table:table-cell>
          <table:table-cell office:value-type="float" office:value="0.00142615" calcext:value-type="float">
            <text:p>0.00142615</text:p>
          </table:table-cell>
          <table:table-cell table:style-name="ce1" office:value-type="float" office:value="0.000006625" calcext:value-type="float">
            <text:p>6.63E-06</text:p>
          </table:table-cell>
          <table:table-cell office:value-type="float" office:value="0.64728102" calcext:value-type="float">
            <text:p>0.64728102</text:p>
          </table:table-cell>
          <table:table-cell office:value-type="float" office:value="0.35128621" calcext:value-type="float">
            <text:p>0.351286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1933024" calcext:value-type="float">
            <text:p>0.41933024</text:p>
          </table:table-cell>
          <table:table-cell office:value-type="float" office:value="0.0028586" calcext:value-type="float">
            <text:p>0.0028586</text:p>
          </table:table-cell>
          <table:table-cell office:value-type="float" office:value="0.03267341" calcext:value-type="float">
            <text:p>0.03267341</text:p>
          </table:table-cell>
          <table:table-cell office:value-type="float" office:value="0.54513775" calcext:value-type="float">
            <text:p>0.54513775</text:p>
          </table:table-cell>
          <table:table-cell office:value-type="float" office:value="0.00239246" calcext:value-type="float">
            <text:p>0.00239246</text:p>
          </table:table-cell>
          <table:table-cell office:value-type="float" office:value="0.54312136" calcext:value-type="float">
            <text:p>0.54312136</text:p>
          </table:table-cell>
          <table:table-cell office:value-type="float" office:value="0.00000000009867" calcext:value-type="float">
            <text:p>9.87E-11</text:p>
          </table:table-cell>
          <table:table-cell office:value-type="float" office:value="0.45448618" calcext:value-type="float">
            <text:p>0.45448618</text:p>
          </table:table-cell>
          <table:table-cell office:value-type="float" office:value="0.00133003" calcext:value-type="float">
            <text:p>0.00133003</text:p>
          </table:table-cell>
          <table:table-cell table:style-name="ce1" office:value-type="float" office:value="0.00000632" calcext:value-type="float">
            <text:p>6.32E-06</text:p>
          </table:table-cell>
          <table:table-cell office:value-type="float" office:value="0.61761759" calcext:value-type="float">
            <text:p>0.61761759</text:p>
          </table:table-cell>
          <table:table-cell office:value-type="float" office:value="0.38104606" calcext:value-type="float">
            <text:p>0.381046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425277" calcext:value-type="float">
            <text:p>0.38425277</text:p>
          </table:table-cell>
          <table:table-cell office:value-type="float" office:value="0.00267878" calcext:value-type="float">
            <text:p>0.00267878</text:p>
          </table:table-cell>
          <table:table-cell office:value-type="float" office:value="0.03057757" calcext:value-type="float">
            <text:p>0.03057757</text:p>
          </table:table-cell>
          <table:table-cell office:value-type="float" office:value="0.58249088" calcext:value-type="float">
            <text:p>0.58249088</text:p>
          </table:table-cell>
          <table:table-cell office:value-type="float" office:value="0.00219942" calcext:value-type="float">
            <text:p>0.00219942</text:p>
          </table:table-cell>
          <table:table-cell office:value-type="float" office:value="0.51060274" calcext:value-type="float">
            <text:p>0.51060274</text:p>
          </table:table-cell>
          <table:table-cell office:value-type="float" office:value="0.00000000009264" calcext:value-type="float">
            <text:p>9.26E-11</text:p>
          </table:table-cell>
          <table:table-cell office:value-type="float" office:value="0.48719784" calcext:value-type="float">
            <text:p>0.48719784</text:p>
          </table:table-cell>
          <table:table-cell office:value-type="float" office:value="0.0012356" calcext:value-type="float">
            <text:p>0.0012356</text:p>
          </table:table-cell>
          <table:table-cell table:style-name="ce1" office:value-type="float" office:value="0.000006005" calcext:value-type="float">
            <text:p>6.01E-06</text:p>
          </table:table-cell>
          <table:table-cell office:value-type="float" office:value="0.58598108" calcext:value-type="float">
            <text:p>0.58598108</text:p>
          </table:table-cell>
          <table:table-cell office:value-type="float" office:value="0.41277732" calcext:value-type="float">
            <text:p>0.412777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4960285" calcext:value-type="float">
            <text:p>0.34960285</text:p>
          </table:table-cell>
          <table:table-cell office:value-type="float" office:value="0.0024915" calcext:value-type="float">
            <text:p>0.0024915</text:p>
          </table:table-cell>
          <table:table-cell office:value-type="float" office:value="0.02836135" calcext:value-type="float">
            <text:p>0.02836135</text:p>
          </table:table-cell>
          <table:table-cell office:value-type="float" office:value="0.6195443" calcext:value-type="float">
            <text:p>0.6195443</text:p>
          </table:table-cell>
          <table:table-cell office:value-type="float" office:value="0.00201095" calcext:value-type="float">
            <text:p>0.00201095</text:p>
          </table:table-cell>
          <table:table-cell office:value-type="float" office:value="0.47724572" calcext:value-type="float">
            <text:p>0.47724572</text:p>
          </table:table-cell>
          <table:table-cell office:value-type="float" office:value="0.00000000008635" calcext:value-type="float">
            <text:p>8.64E-11</text:p>
          </table:table-cell>
          <table:table-cell office:value-type="float" office:value="0.52074333" calcext:value-type="float">
            <text:p>0.52074333</text:p>
          </table:table-cell>
          <table:table-cell office:value-type="float" office:value="0.00114284" calcext:value-type="float">
            <text:p>0.00114284</text:p>
          </table:table-cell>
          <table:table-cell table:style-name="ce1" office:value-type="float" office:value="0.000005677" calcext:value-type="float">
            <text:p>5.68E-06</text:p>
          </table:table-cell>
          <table:table-cell office:value-type="float" office:value="0.55253025" calcext:value-type="float">
            <text:p>0.55253025</text:p>
          </table:table-cell>
          <table:table-cell office:value-type="float" office:value="0.44632123" calcext:value-type="float">
            <text:p>0.446321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1577761" calcext:value-type="float">
            <text:p>0.31577761</text:p>
          </table:table-cell>
          <table:table-cell office:value-type="float" office:value="0.00229973" calcext:value-type="float">
            <text:p>0.00229973</text:p>
          </table:table-cell>
          <table:table-cell office:value-type="float" office:value="0.0260686" calcext:value-type="float">
            <text:p>0.0260686</text:p>
          </table:table-cell>
          <table:table-cell office:value-type="float" office:value="0.65585407" calcext:value-type="float">
            <text:p>0.65585407</text:p>
          </table:table-cell>
          <table:table-cell office:value-type="float" office:value="0.0018281" calcext:value-type="float">
            <text:p>0.0018281</text:p>
          </table:table-cell>
          <table:table-cell office:value-type="float" office:value="0.44335266" calcext:value-type="float">
            <text:p>0.44335266</text:p>
          </table:table-cell>
          <table:table-cell office:value-type="float" office:value="0.00000000007988" calcext:value-type="float">
            <text:p>7.99E-11</text:p>
          </table:table-cell>
          <table:table-cell office:value-type="float" office:value="0.55481924" calcext:value-type="float">
            <text:p>0.55481924</text:p>
          </table:table-cell>
          <table:table-cell office:value-type="float" office:value="0.00105185" calcext:value-type="float">
            <text:p>0.00105185</text:p>
          </table:table-cell>
          <table:table-cell table:style-name="ce1" office:value-type="float" office:value="0.00000534" calcext:value-type="float">
            <text:p>5.34E-06</text:p>
          </table:table-cell>
          <table:table-cell office:value-type="float" office:value="0.5174993" calcext:value-type="float">
            <text:p>0.5174993</text:p>
          </table:table-cell>
          <table:table-cell office:value-type="float" office:value="0.48144351" calcext:value-type="float">
            <text:p>0.481443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315158" calcext:value-type="float">
            <text:p>0.28315158</text:p>
          </table:table-cell>
          <table:table-cell office:value-type="float" office:value="0.00210651" calcext:value-type="float">
            <text:p>0.00210651</text:p>
          </table:table-cell>
          <table:table-cell office:value-type="float" office:value="0.02374423" calcext:value-type="float">
            <text:p>0.02374423</text:p>
          </table:table-cell>
          <table:table-cell office:value-type="float" office:value="0.69099767" calcext:value-type="float">
            <text:p>0.69099767</text:p>
          </table:table-cell>
          <table:table-cell office:value-type="float" office:value="0.00165196" calcext:value-type="float">
            <text:p>0.00165196</text:p>
          </table:table-cell>
          <table:table-cell office:value-type="float" office:value="0.40925841" calcext:value-type="float">
            <text:p>0.40925841</text:p>
          </table:table-cell>
          <table:table-cell office:value-type="float" office:value="0.00000000007332" calcext:value-type="float">
            <text:p>7.33E-11</text:p>
          </table:table-cell>
          <table:table-cell office:value-type="float" office:value="0.58908963" calcext:value-type="float">
            <text:p>0.58908963</text:p>
          </table:table-cell>
          <table:table-cell office:value-type="float" office:value="0.00096287" calcext:value-type="float">
            <text:p>0.00096287</text:p>
          </table:table-cell>
          <table:table-cell table:style-name="ce1" office:value-type="float" office:value="0.000004993" calcext:value-type="float">
            <text:p>4.99E-06</text:p>
          </table:table-cell>
          <table:table-cell office:value-type="float" office:value="0.48119937" calcext:value-type="float">
            <text:p>0.48119937</text:p>
          </table:table-cell>
          <table:table-cell office:value-type="float" office:value="0.51783276" calcext:value-type="float">
            <text:p>0.517832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205904" calcext:value-type="float">
            <text:p>0.25205904</text:p>
          </table:table-cell>
          <table:table-cell office:value-type="float" office:value="0.00191487" calcext:value-type="float">
            <text:p>0.00191487</text:p>
          </table:table-cell>
          <table:table-cell office:value-type="float" office:value="0.021432" calcext:value-type="float">
            <text:p>0.021432</text:p>
          </table:table-cell>
          <table:table-cell office:value-type="float" office:value="0.72459409" calcext:value-type="float">
            <text:p>0.72459409</text:p>
          </table:table-cell>
          <table:table-cell office:value-type="float" office:value="0.00148357" calcext:value-type="float">
            <text:p>0.00148357</text:p>
          </table:table-cell>
          <table:table-cell office:value-type="float" office:value="0.37531831" calcext:value-type="float">
            <text:p>0.37531831</text:p>
          </table:table-cell>
          <table:table-cell office:value-type="float" office:value="0.00000000006677" calcext:value-type="float">
            <text:p>6.68E-11</text:p>
          </table:table-cell>
          <table:table-cell office:value-type="float" office:value="0.62319812" calcext:value-type="float">
            <text:p>0.62319812</text:p>
          </table:table-cell>
          <table:table-cell office:value-type="float" office:value="0.00087623" calcext:value-type="float">
            <text:p>0.00087623</text:p>
          </table:table-cell>
          <table:table-cell table:style-name="ce1" office:value-type="float" office:value="0.00000464" calcext:value-type="float">
            <text:p>4.64E-06</text:p>
          </table:table-cell>
          <table:table-cell office:value-type="float" office:value="0.44401421" calcext:value-type="float">
            <text:p>0.44401421</text:p>
          </table:table-cell>
          <table:table-cell office:value-type="float" office:value="0.55510492" calcext:value-type="float">
            <text:p>0.555104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277951" calcext:value-type="float">
            <text:p>0.22277951</text:p>
          </table:table-cell>
          <table:table-cell office:value-type="float" office:value="0.00172761" calcext:value-type="float">
            <text:p>0.00172761</text:p>
          </table:table-cell>
          <table:table-cell office:value-type="float" office:value="0.01917234" calcext:value-type="float">
            <text:p>0.01917234</text:p>
          </table:table-cell>
          <table:table-cell office:value-type="float" office:value="0.75632054" calcext:value-type="float">
            <text:p>0.75632054</text:p>
          </table:table-cell>
          <table:table-cell office:value-type="float" office:value="0.00132393" calcext:value-type="float">
            <text:p>0.00132393</text:p>
          </table:table-cell>
          <table:table-cell office:value-type="float" office:value="0.34189388" calcext:value-type="float">
            <text:p>0.34189388</text:p>
          </table:table-cell>
          <table:table-cell office:value-type="float" office:value="0.00000000006031" calcext:value-type="float">
            <text:p>6.03E-11</text:p>
          </table:table-cell>
          <table:table-cell office:value-type="float" office:value="0.65678219" calcext:value-type="float">
            <text:p>0.65678219</text:p>
          </table:table-cell>
          <table:table-cell office:value-type="float" office:value="0.00079236" calcext:value-type="float">
            <text:p>0.00079236</text:p>
          </table:table-cell>
          <table:table-cell table:style-name="ce1" office:value-type="float" office:value="0.000004283" calcext:value-type="float">
            <text:p>4.28E-06</text:p>
          </table:table-cell>
          <table:table-cell office:value-type="float" office:value="0.406389" calcext:value-type="float">
            <text:p>0.406389</text:p>
          </table:table-cell>
          <table:table-cell office:value-type="float" office:value="0.59281436" calcext:value-type="float">
            <text:p>0.592814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9552786" calcext:value-type="float">
            <text:p>0.19552786</text:p>
          </table:table-cell>
          <table:table-cell office:value-type="float" office:value="0.00154724" calcext:value-type="float">
            <text:p>0.00154724</text:p>
          </table:table-cell>
          <table:table-cell office:value-type="float" office:value="0.01700069" calcext:value-type="float">
            <text:p>0.01700069</text:p>
          </table:table-cell>
          <table:table-cell office:value-type="float" office:value="0.78592421" calcext:value-type="float">
            <text:p>0.78592421</text:p>
          </table:table-cell>
          <table:table-cell office:value-type="float" office:value="0.0011739" calcext:value-type="float">
            <text:p>0.0011739</text:p>
          </table:table-cell>
          <table:table-cell office:value-type="float" office:value="0.30933738" calcext:value-type="float">
            <text:p>0.30933738</text:p>
          </table:table-cell>
          <table:table-cell office:value-type="float" office:value="0.00000000005402" calcext:value-type="float">
            <text:p>5.40E-11</text:p>
          </table:table-cell>
          <table:table-cell office:value-type="float" office:value="0.68948872" calcext:value-type="float">
            <text:p>0.68948872</text:p>
          </table:table-cell>
          <table:table-cell office:value-type="float" office:value="0.00071175" calcext:value-type="float">
            <text:p>0.00071175</text:p>
          </table:table-cell>
          <table:table-cell table:style-name="ce1" office:value-type="float" office:value="0.000003926" calcext:value-type="float">
            <text:p>3.93E-06</text:p>
          </table:table-cell>
          <table:table-cell office:value-type="float" office:value="0.36881243" calcext:value-type="float">
            <text:p>0.36881243</text:p>
          </table:table-cell>
          <table:table-cell office:value-type="float" office:value="0.63047189" calcext:value-type="float">
            <text:p>0.630471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044959" calcext:value-type="float">
            <text:p>0.17044959</text:p>
          </table:table-cell>
          <table:table-cell office:value-type="float" office:value="0.00137582" calcext:value-type="float">
            <text:p>0.00137582</text:p>
          </table:table-cell>
          <table:table-cell office:value-type="float" office:value="0.01494618" calcext:value-type="float">
            <text:p>0.01494618</text:p>
          </table:table-cell>
          <table:table-cell office:value-type="float" office:value="0.81322841" calcext:value-type="float">
            <text:p>0.81322841</text:p>
          </table:table-cell>
          <table:table-cell office:value-type="float" office:value="0.00103416" calcext:value-type="float">
            <text:p>0.00103416</text:p>
          </table:table-cell>
          <table:table-cell office:value-type="float" office:value="0.27797661" calcext:value-type="float">
            <text:p>0.27797661</text:p>
          </table:table-cell>
          <table:table-cell office:value-type="float" office:value="0.000000000048" calcext:value-type="float">
            <text:p>4.80E-11</text:p>
          </table:table-cell>
          <table:table-cell office:value-type="float" office:value="0.72098924" calcext:value-type="float">
            <text:p>0.72098924</text:p>
          </table:table-cell>
          <table:table-cell office:value-type="float" office:value="0.00063491" calcext:value-type="float">
            <text:p>0.00063491</text:p>
          </table:table-cell>
          <table:table-cell table:style-name="ce1" office:value-type="float" office:value="0.000003572" calcext:value-type="float">
            <text:p>3.57E-06</text:p>
          </table:table-cell>
          <table:table-cell office:value-type="float" office:value="0.33179312" calcext:value-type="float">
            <text:p>0.33179312</text:p>
          </table:table-cell>
          <table:table-cell office:value-type="float" office:value="0.6675684" calcext:value-type="float">
            <text:p>0.66756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4762112" calcext:value-type="float">
            <text:p>0.14762112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1303099" calcext:value-type="float">
            <text:p>0.01303099</text:p>
          </table:table-cell>
          <table:table-cell office:value-type="float" office:value="0.83813289" calcext:value-type="float">
            <text:p>0.83813289</text:p>
          </table:table-cell>
          <table:table-cell office:value-type="float" office:value="0.0009052" calcext:value-type="float">
            <text:p>0.0009052</text:p>
          </table:table-cell>
          <table:table-cell office:value-type="float" office:value="0.24810121" calcext:value-type="float">
            <text:p>0.24810121</text:p>
          </table:table-cell>
          <table:table-cell office:value-type="float" office:value="0.00000000004229" calcext:value-type="float">
            <text:p>4.23E-11</text:p>
          </table:table-cell>
          <table:table-cell office:value-type="float" office:value="0.75099359" calcext:value-type="float">
            <text:p>0.75099359</text:p>
          </table:table-cell>
          <table:table-cell office:value-type="float" office:value="0.00056234" calcext:value-type="float">
            <text:p>0.00056234</text:p>
          </table:table-cell>
          <table:table-cell table:style-name="ce1" office:value-type="float" office:value="0.000003226" calcext:value-type="float">
            <text:p>3.23E-06</text:p>
          </table:table-cell>
          <table:table-cell office:value-type="float" office:value="0.29583235" calcext:value-type="float">
            <text:p>0.29583235</text:p>
          </table:table-cell>
          <table:table-cell office:value-type="float" office:value="0.70360209" calcext:value-type="float">
            <text:p>0.703602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0T16:04:52.040000000</meta:creation-date>
    <dc:date>2023-11-10T16:05:20.861000000</dc:date>
    <meta:editing-duration>PT29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